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 style:parent-style-name="standard">
      <style:graphic-properties draw:stroke="none" draw:fill="none" draw:fill-color="#ffffff" draw:auto-grow-width="true" fo:min-height="0.985cm" fo:min-width="0.271cm"/>
    </style:style>
    <style:style style:name="gr3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2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 style:list-style-name="L2">
      <style:graphic-properties draw:fill-color="#ffffff" draw:auto-grow-height="true" fo:min-height="13.86cm"/>
    </style:style>
    <style:style style:name="pr5" style:family="presentation" style:parent-style-name="bluesquares-outline1">
      <style:graphic-properties draw:fill-color="#ffffff" draw:auto-grow-height="true" fo:min-height="13.86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notes">
      <style:graphic-properties draw:fill-color="#ffffff" fo:min-height="10.6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6cm"/>
      <style:text-properties fo:font-size="66pt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fo:font-size="28pt"/>
    </style:style>
    <style:style style:name="T2" style:family="text">
      <style:text-properties fo:font-size="44pt"/>
    </style:style>
    <style:style style:name="T3" style:family="text">
      <style:text-properties fo:font-size="6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titute of Computer Science</presentation:footer-decl>
      <draw:page draw:name="page1" draw:style-name="dp1" draw:master-page-name="bluesquares" presentation:presentation-page-layout-name="AL1T0" presentation:use-footer-name="ftr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37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Data Communications and Networking</text:p>
            <text:p text:style-name="P3"><text:span text:style-name="T1">First Semester 2008-2009</text:span></text:p>
            <text:p text:style-name="P2"/>
            <text:p text:style-name="P2"><text:span text:style-name="T1"><text:a xlink:href="mailto:jachermocilla@gmail.com">jachermocilla@gmail.com</text:a></text:span></text:p>
            <text:p text:style-name="P2"><text:span text:style-name="T1"/></text:p>
            <text:p text:style-name="P3"/>
          </draw:text-box>
        </draw:frame>
        <draw:frame draw:style-name="gr2" draw:layer="layout" svg:width="0.273cm" svg:height="0.987cm" svg:x="14.026cm" svg:y="10.142cm">
          <draw:text-box>
            <text:p text:style-name="P2"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 presentation:use-footer-name="ftr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Today's Topic</text:p>
          </draw:text-box>
        </draw:frame>
        <draw:frame presentation:style-name="pr4" draw:text-style-name="P5" draw:layer="layout" svg:width="25.199cm" svg:height="13.86cm" svg:x="1.4cm" svg:y="4.914cm" presentation:class="subtitle">
          <draw:text-box>
            <text:p text:style-name="P5"><text:span text:style-name="T2">Introduction</text:span><text:span text:style-name="T3"> </text:span></text:p>
          </draw:text-box>
        </draw:frame>
        <draw:frame draw:style-name="gr2" draw:layer="layout" svg:width="0.273cm" svg:height="0.987cm" svg:x="14.026cm" svg:y="10.142cm">
          <draw:text-box>
            <text:p text:style-name="P2"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 presentation:use-footer-name="ftr1">
        <draw:frame presentation:style-name="pr1" draw:text-style-name="P2" draw:layer="layout" svg:width="25.199cm" svg:height="3.507cm" svg:x="1.4cm" svg:y="0.837cm" presentation:class="title">
          <draw:text-box>
            <text:p text:style-name="P2">Objectives for today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id="id1" text:style-name="P6">Review the basic model of commun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 presentation:use-footer-name="ftr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Roger S. Pressman.Software Engineering: A Practitioner's Approach, 4th Ed.McGraw-Hill,1997. Chapter 2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85cm" fo:min-width="0.271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r4" style:family="presentation" style:parent-style-name="bluesquare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11"/>
      </draw:line>
      <draw:line presentation:style-name="pr1" draw:text-style-name="P1" draw:layer="backgroundobjects" svg:x1="1.71cm" svg:y1="3.535cm" svg:x2="26.463cm" svg:y2="3.535cm">
        <text:p text:style-name="P11"/>
      </draw:line>
      <draw:rect presentation:style-name="pr2" draw:text-style-name="P1" draw:layer="backgroundobjects" svg:width="1.709cm" svg:height="1.709cm" svg:x="1.894cm" svg:y="1.293cm">
        <text:p text:style-name="P11"/>
      </draw:rect>
      <draw:rect presentation:style-name="pr2" draw:text-style-name="P1" draw:layer="backgroundobjects" svg:width="1.709cm" svg:height="1.709cm" svg:x="2.395cm" svg:y="0.794cm">
        <text:p text:style-name="P11"/>
      </draw:rect>
      <draw:rect presentation:style-name="pr2" draw:text-style-name="P1" draw:layer="backgroundobjects" svg:width="1.709cm" svg:height="1.709cm" svg:x="2.996cm" svg:y="1.595cm">
        <text:p text:style-name="P11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2" draw:layer="backgroundobjects" svg:width="25.199cm" svg:height="13.859cm" svg:x="1.4cm" svg:y="4.914cm" presentation:class="outline">
        <draw:text-box>
          <text:list text:style-name="L1">
            <text:list-item>
              <text:p text:style-name="P2">Click to edit the otline text format</text:p>
            </text:list-item>
          </text:list>
          <text:list text:style-name="L1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layer="backgroundobjects" svg:width="0.273cm" svg:height="0.987cm" svg:x="14.026cm" svg:y="10.142cm">
        <draw:text-box>
          <text:p text:style-name="P11"><text:author-name text:fixed="false"> </text:author-name></text:p>
        </draw:text-box>
      </draw:frame>
      <draw:frame presentation:style-name="pr4" draw:text-style-name="P12" draw:layer="backgroundobjects" svg:width="10.006cm" svg:height="1.448cm" svg:x="17.145cm" svg:y="19.631cm" presentation:class="footer">
        <draw:text-box>
          <text:p text:style-name="P12"><text:span text:style-name="T1">Institute of Computer Science UPLB</text:span></text:p>
        </draw:text-box>
      </draw:frame>
      <draw:frame presentation:style-name="pr4" draw:text-style-name="P12" draw:layer="backgroundobjects" svg:width="8.875cm" svg:height="1.448cm" svg:x="1.05cm" svg:y="19.552cm">
        <draw:text-box>
          <text:p text:style-name="P13"><text:span text:style-name="T1">Joseph Anthony C. Hermocilla</text:span></text:p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6-17T11:26:31</dc:date>
    <dc:language>en-US</dc:language>
    <meta:editing-cycles>556</meta:editing-cycles>
    <meta:editing-duration>PT17H15M3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